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officeooo:paragraph-rsid="001ff0e4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bf31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ff0e4" officeooo:paragraph-rsid="001ff0e4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2f80e" officeooo:paragraph-rsid="001bf31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39609b" officeooo:paragraph-rsid="0039609b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weight="bold" officeooo:rsid="003579b0" officeooo:paragraph-rsid="003579b0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19eb27"/>
    </style:style>
    <style:style style:name="P9" style:family="paragraph" style:parent-style-name="Standard">
      <style:paragraph-properties fo:text-align="start" style:justify-single-word="false"/>
      <style:text-properties officeooo:paragraph-rsid="0039609b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3579b0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3c4ea4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3adad5"/>
    </style:style>
    <style:style style:name="P13" style:family="paragraph" style:parent-style-name="Standard" style:list-style-name="L3">
      <style:paragraph-properties fo:text-align="start" style:justify-single-word="false"/>
      <style:text-properties officeooo:paragraph-rsid="003e4621"/>
    </style:style>
    <style:style style:name="P14" style:family="paragraph" style:parent-style-name="Standard" style:list-style-name="L3">
      <style:paragraph-properties fo:text-align="start" style:justify-single-word="false"/>
      <style:text-properties officeooo:paragraph-rsid="003c4ea4"/>
    </style:style>
    <style:style style:name="P15" style:family="paragraph" style:parent-style-name="Standard" style:list-style-name="L3">
      <style:paragraph-properties fo:text-align="start" style:justify-single-word="false"/>
      <style:text-properties officeooo:paragraph-rsid="003c96e7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3c96e7" officeooo:paragraph-rsid="003c96e7"/>
    </style:style>
    <style:style style:name="P17" style:family="paragraph" style:parent-style-name="Standard" style:list-style-name="L3">
      <style:paragraph-properties fo:text-align="start" style:justify-single-word="false"/>
      <style:text-properties officeooo:rsid="003c96e7" officeooo:paragraph-rsid="003c96e7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3579b0" officeooo:paragraph-rsid="003c4ea4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74fdf" officeooo:paragraph-rsid="00374fdf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c4ea4" officeooo:paragraph-rsid="003c4ea4" style:font-size-asian="12pt" style:font-weight-asian="normal" style:font-size-complex="12pt" style:font-weight-complex="normal"/>
    </style:style>
    <style:style style:name="T1" style:family="text">
      <style:text-properties fo:font-size="12pt" fo:font-weight="bold" officeooo:rsid="001ff0e4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02eb762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374fdf" style:font-size-asian="12pt" style:font-size-complex="12pt"/>
    </style:style>
    <style:style style:name="T5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2f642b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18178b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3579b0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33ad02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38c89c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39609b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3adad5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1ff0e4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3c4ea4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3e4621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3c96e7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3f5d7e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25360f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2d39a8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1ff0e4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3579b0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3adad5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2934a6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3c4ea4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3e4621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3c96e7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3f5d7e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40d512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415675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42b8cb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style="italic" fo:font-weight="normal" officeooo:rsid="0018178b" style:font-size-asian="12pt" style:font-style-asian="italic" style:font-weight-asian="normal" style:font-size-complex="12pt" style:font-style-complex="italic" style:font-weight-complex="normal"/>
    </style:style>
    <style:style style:name="T36" style:family="text">
      <style:text-properties style:font-name="DejaVu Sans Condensed" fo:font-size="12pt" fo:font-style="italic" fo:font-weight="normal" officeooo:rsid="0039609b" style:font-size-asian="12pt" style:font-style-asian="italic" style:font-weight-asian="normal" style:font-size-complex="12pt" style:font-style-complex="italic" style:font-weight-complex="normal"/>
    </style:style>
    <style:style style:name="T37" style:family="text">
      <style:text-properties style:font-name="DejaVu Sans Condensed" fo:font-size="12pt" fo:font-style="italic" fo:font-weight="normal" officeooo:rsid="003c4ea4" style:font-size-asian="12pt" style:font-style-asian="italic" style:font-weight-asian="normal" style:font-size-complex="12pt" style:font-style-complex="italic" style:font-weight-complex="normal"/>
    </style:style>
    <style:style style:name="T38" style:family="text">
      <style:text-properties style:font-name="DejaVu Sans Condensed" fo:font-size="12pt" fo:font-style="italic" fo:font-weight="normal" officeooo:rsid="0040ccc7" style:font-size-asian="12pt" style:font-style-asian="italic" style:font-weight-asian="normal" style:font-size-complex="12pt" style:font-style-complex="italic" style:font-weight-complex="normal"/>
    </style:style>
    <style:style style:name="T39" style:family="text">
      <style:text-properties officeooo:rsid="0042b8c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9">5</text:span><text:span text:style-name="T20">0</text:span><text:span text:style-name="T29">3</text:span><text:span text:style-name="T21"> - </text:span><text:span text:style-name="T22">A/G </text:span><text:span text:style-name="T23">- </text:span><text:span text:style-name="T24">Kh-25ML</text:span></text:p>
      <text:p text:style-name="P2"/>
      <text:p text:style-name="P3">Master Arm ... ON</text:p>
      <text:p text:style-name="P4">Weapon launch mode ... Manual</text:p>
      <text:p text:style-name="P4">Laser designator ... Armed</text:p>
      <text:p text:style-name="P1"><text:span text:style-name="T1">HMS ... ON (</text:span><text:span text:style-name="T2">Coll Metal Switch 3</text:span><text:span text:style-name="T1"> up)</text:span></text:p>
      <text:p text:style-name="P5"/>
      <text:p text:style-name="P7"><text:span text:style-name="T3">Kh-25ML -- Semi-active laser guided missile -- </text:span><text:span text:style-name="T4">WIP, needs verification</text:span></text:p>
      <text:p text:style-name="P6">Using self-lasing:</text:p>
      <text:list xml:id="list2717900335" text:style-name="L1">
        <text:list-item>
          <text:p text:style-name="P10"><text:span text:style-name="T7">Select </text:span><text:span text:style-name="T8">Kh-25ML</text:span><text:span text:style-name="T7"> missiles (</text:span><text:span text:style-name="T25">Gray Reset Hat left</text:span><text:span text:style-name="T7"> for outboard stations). <text:s/>This should make a launch circle appear on your HUD.</text:span></text:p>
        </text:list-item>
        <text:list-item>
          <text:p text:style-name="P10"><text:span text:style-name="T7">Stores panel under Shkval should say "</text:span><text:span text:style-name="T25">ПC</text:span><text:span text:style-name="T7">"; first number is how many missiles you have left, second number is cannon rounds x10.</text:span></text:p>
        </text:list-item>
        <text:list-item>
          <text:p text:style-name="P16"><text:span text:style-name="T7">I</text:span><text:span text:style-name="T5">f multiple launch aircraft, set </text:span><text:span text:style-name="T18">Laser Code Selector knob</text:span><text:span text:style-name="T5"> (center console under brightness knobs) to unique numbers.</text:span></text:p>
        </text:list-item>
        <text:list-item>
          <text:p text:style-name="P10"><text:span text:style-name="T7">Lock target with Shkval as described </text:span><text:span text:style-name="T8">on other page</text:span><text:span text:style-name="T7">.</text:span></text:p>
        </text:list-item>
        <text:list-item>
          <text:p text:style-name="P18"><text:span text:style-name="T10">Max laser range is 15.0 km/</text:span><text:span text:style-name="T12">8.1 nmi</text:span><text:span text:style-name="T10">, </text:span><text:span text:style-name="T11">missile max range may not be quite that far</text:span><text:span text:style-name="T10">.</text:span><text:span text:style-name="T9"> <text:s/></text:span><text:span text:style-name="T7">Min range unknown, </text:span><text:span text:style-name="T11">maybe 4 km??</text:span></text:p>
        </text:list-item>
        <text:list-item>
          <text:p text:style-name="P11"><text:span text:style-name="T24">Laser rangefinder/designator mode switch</text:span><text:span text:style-name="T8"> ... </text:span><text:span text:style-name="T26">STDBY</text:span><text:span text:style-name="T8"> (left position) </text:span><text:span text:style-name="T14">to set the laser to designator mode</text:span><text:span text:style-name="T8"> (</text:span><text:span text:style-name="T17">black </text:span><text:span text:style-name="T8">guarded switch under HSI compass)</text:span></text:p>
        </text:list-item>
        <text:list-item>
          <text:p text:style-name="P11"><text:span text:style-name="T14">When you are ready to fire, p</text:span><text:span text:style-name="T7">ut the launch circle on the HUD over the target circle </text:span><text:span text:style-name="T14">and press </text:span><text:span text:style-name="T28">Coll </text:span><text:span text:style-name="T32">Ministick</text:span><text:span text:style-name="T28"> press</text:span><text:span text:style-name="T14"> to begin lasing and allow missile to lock on the designator. <text:s/>Launch circle will flash while it is acquiring the laser, then go solid again when it's locked. <text:s/>A 40-second laser countdown will begin, shown on HUD.</text:span></text:p>
        </text:list-item>
        <text:list-item>
          <text:p text:style-name="P11"><text:span text:style-name="T11">P</text:span><text:span text:style-name="T14">ress and </text:span><text:span text:style-name="T7">hold </text:span><text:span text:style-name="T25">Red Button</text:span><text:span text:style-name="T7"> </text:span><text:span text:style-name="T6">to fire</text:span><text:span text:style-name="T7">. <text:s/></text:span><text:span text:style-name="T8">Aircraft will lurch to the side due to weight imbalance after launch.</text:span></text:p>
        </text:list-item>
      </text:list>
      <text:list xml:id="list2159859563" text:style-name="L2">
        <text:list-item>
          <text:list>
            <text:list-item>
              <text:p text:style-name="P19">The Kh-25ML has a backup inertial guidance system. <text:s/>After it begins its loft, if laser is turned off, the missile will try to fly to the last known laser point.</text:p>
            </text:list-item>
          </text:list>
        </text:list-item>
      </text:list>
      <text:list xml:id="list105122381294523" text:continue-list="list2717900335" text:style-name="L1">
        <text:list-item>
          <text:p text:style-name="P12"><text:span text:style-name="T7">When finished, </text:span><text:span text:style-name="T24">Laser rangefinder/designator mode switch</text:span><text:span text:style-name="T8"> ... </text:span><text:span text:style-name="T31">MANUAL</text:span><text:span text:style-name="T12"> (right position) and close guard, and</text:span><text:span text:style-name="T7"> </text:span><text:span text:style-name="T25">reset targeting system</text:span><text:span text:style-name="T7"> </text:span><text:span text:style-name="T13">(</text:span><text:span text:style-name="T27">Coll </text:span><text:span text:style-name="T32">Index Finger Hat</text:span><text:span text:style-name="T27"> </text:span><text:span text:style-name="T34">down</text:span><text:span text:style-name="T13">)</text:span><text:span text:style-name="T7">. <text:s/>That will deselect all weapons, turn off the Shkval, and reset the HUD to nav mode.</text:span></text:p>
        </text:list-item>
      </text:list>
      <text:p text:style-name="P9"><text:span text:style-name="T35">U</text:span><text:span text:style-name="T36">sing buddy lasing </text:span><text:span text:style-name="T37">(</text:span><text:span text:style-name="T38">only between Ka-50s; other aircraft cannot buddy lase for Ka-50s</text:span><text:span text:style-name="T37">)</text:span><text:span text:style-name="T36">:</text:span></text:p>
      <text:list xml:id="list2796234069" text:style-name="L3">
        <text:list-item>
          <text:p text:style-name="P13"><text:span text:style-name="T15">On both aircraft</text:span><text:span text:style-name="T16">, set </text:span><text:span text:style-name="T30">Laser Code Selector knob</text:span><text:span text:style-name="T16"> (center console under brightness knobs) to </text:span><text:span text:style-name="T15">the same number??</text:span></text:p>
        </text:list-item>
        <text:list-item>
          <text:p text:style-name="P20">On buddy aircraft:</text:p>
          <text:list>
            <text:list-item>
              <text:p text:style-name="P14"><text:span text:style-name="T7">Lock target with Shkval as described </text:span><text:span text:style-name="T8">on other page</text:span><text:span text:style-name="T7">.</text:span></text:p>
            </text:list-item>
            <text:list-item>
              <text:p text:style-name="P14"><text:span text:style-name="T24">Laser rangefinder/designator mode switch</text:span><text:span text:style-name="T8"> ... </text:span><text:span text:style-name="T26">STDBY</text:span><text:span text:style-name="T8"> (left position)</text:span></text:p>
            </text:list-item>
            <text:list-item>
              <text:p text:style-name="P14"><text:span text:style-name="T14">When launching aircraft is ready, press </text:span><text:span text:style-name="T28">Coll </text:span><text:span text:style-name="T33">Ministick</text:span><text:span text:style-name="T28"> press</text:span><text:span text:style-name="T14"> to begin lasing. <text:s/>A 40-second laser countdown will begin, shown on HUD.</text:span></text:p>
            </text:list-item>
          </text:list>
        </text:list-item>
        <text:list-item>
          <text:p text:style-name="P20">On launching aircraft:</text:p>
          <text:list>
            <text:list-item>
              <text:p text:style-name="P15"><text:span text:style-name="T7">Select </text:span><text:span text:style-name="T8">Kh-25ML</text:span><text:span text:style-name="T7"> missiles (</text:span><text:span text:style-name="T25">Gray Reset Hat left</text:span><text:span text:style-name="T7"> for outboard stations). <text:s/>This should make a launch circle appear on your HUD.</text:span></text:p>
            </text:list-item>
            <text:list-item>
              <text:p text:style-name="P17"><text:span text:style-name="T7">W</text:span><text:span text:style-name="T5">hen the buddy aircraft begins lasing, the launch circle should start flashing and jump to the target location, indicating the missile is acquiring the laser.</text:span></text:p>
            </text:list-item>
            <text:list-item>
              <text:p text:style-name="P17"><text:span text:style-name="T5">When the launch circle is solid again, fire with </text:span><text:span text:style-name="T18">Red Button</text:span><text:span text:style-name="T5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1-31T10:51:21.828000000</dc:date>
    <meta:editing-duration>PT7H48M50S</meta:editing-duration>
    <meta:editing-cycles>49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7" meta:word-count="444" meta:character-count="2579" meta:non-whitespace-character-count="2172"/>
  </office:meta>
</office:document-meta>
</file>